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4e8" officeooo:paragraph-rsid="0018b4e8"/>
    </style:style>
    <style:style style:name="P2" style:family="paragraph" style:parent-style-name="Standard">
      <style:text-properties officeooo:rsid="001a75b8" officeooo:paragraph-rsid="001a75b8"/>
    </style:style>
    <style:style style:name="P3" style:family="paragraph" style:parent-style-name="Standard">
      <style:text-properties officeooo:rsid="001a75b8" officeooo:paragraph-rsid="001a75b8"/>
    </style:style>
    <style:style style:name="P4" style:family="paragraph" style:parent-style-name="Standard">
      <style:text-properties officeooo:rsid="001c6a0f" officeooo:paragraph-rsid="001c6a0f"/>
    </style:style>
    <style:style style:name="T1" style:family="text">
      <style:text-properties officeooo:rsid="001a75b8"/>
    </style:style>
    <style:style style:name="T2" style:family="text">
      <style:text-properties officeooo:rsid="001c6a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text:p>
      <text:p text:style-name="P1"/>
      <text:p text:style-name="P1">Ziua 1 (8 ore)-<text:span text:style-name="T1">23.07</text:span>:</text:p>
      <text:p text:style-name="P1">1. Prezentarea temei pentru practica, detaliere si distribuirea sarcinilor pe etape.</text:p>
      <text:p text:style-name="P1">2. Am inceput sa fac aplicatia in C# propriu-zisa in consola si am impartit proiectul pe mai multe nivele: nivelul stocarii datelor, librarii. </text:p>
      <text:p text:style-name="P1">3. Am inceput cu clasa de baza “Utilizator” pentru care am implementat constructorii si metodele necesare operarii cu datele disponibile.</text:p>
      <text:p text:style-name="P1">4. Pentru nivel stocare date, am facut administrarea datelor dintr-un fisier csv, unde am implementat constructorul unui admin care sa opereze cu un fisier, apoi am implementat metode de adaugare, cautare, stergere din si in fisier si o metoda care extrage toate datele din fisier sub forma unui tablou de obiecte.</text:p>
      <text:p text:style-name="P1">5. In main am facut testele necesare verificarii rularii corespunzatoare.</text:p>
      <text:p text:style-name="P1">6. Am creat Interfata destinata utilizatorului si am adaugat cateva butoane, label-uri, textbox-uri care mai apoi sa indeplineasca functiile necesare.</text:p>
      <text:p text:style-name="P1">7. Am adaugat in main ul de la rularea in consola o secventa de cod care ascunde consola si afiseaza un message box, oferindu-i utilizatorului aplicatiei optiuna de a alege in ce mod isi doreste sa foloseasca aplicatia: in consola sau in interfata grafica.</text:p>
      <text:p text:style-name="P1"/>
      <text:p text:style-name="P1">Ziua 2 (8 ore)-<text:span text:style-name="T1">24.07</text:span>:</text:p>
      <text:p text:style-name="P1">1. Am setat proprietatile si evenimentele pentru toate controalele folosite, incercand sa dau un aspect estetic interfetei grafice.</text:p>
      <text:p text:style-name="P1">2. Am testat repetat comportamentul aplicatiei in urma validarilor implementate si am verificat functionarea corecta a aplicatiei.</text:p>
      <text:p text:style-name="P1">3. Am adaugat un alt formular pentru citirea si salvarea unui nou utilizator in fisier, care se inchide imediat dupa apasarea butonului Ok a mesajului de confirmare a salvarii.<text:line-break/>4. Am implementat alte functii, ca: reimprospatarea DataGrid ului la fiecare modificare, Cautare, Modificarea unui anumit utilizator selectat din DataGrid.</text:p>
      <text:p text:style-name="P1">5. Am reluat codul punand in comentarii explicatii si eliminand posibilele greseli sau copieri.</text:p>
      <text:p text:style-name="P1"/>
      <text:p text:style-name="P2">Ziua 3 (8 ore)-25.07:</text:p>
      <text:p text:style-name="P2">1. M-am folosit de libraria System.IO.Ports pentru a implementa functia necesara pentru deschiderea portului serial. Am realizat conexiunea dintre program si modem.</text:p>
      <text:p text:style-name="P2">2. M-am folosit de aplicatia PuTTY pentru a vedea cum primesc datele cand numarul cartelei din modem este apelat. Pe baza acestor teste am facut prelucrari in cod asupra datelor primite astfel incat sa pot extrage numarul de telefon.</text:p>
      <text:p text:style-name="P2">3. Cu ajutorul functiilor si claselor implementate in zilele anterioare, am implementat o metoda de cautare a utilizatorilor, care sa afiseze utilizatorul care a sunat sau, in cazul in care utilizatorul nu se afla in fisierul .csv, sa se afiseze un mesaj corespunzator.<text:line-break/>4. Datele primite in ceea ce priveste numarul de telefon difera de la un apelant la altul(“+40, 07, 0040”), deci am ales ca format universal “0040” si am facut o metoda de validare si formatare a numarului.</text:p>
      <text:p text:style-name="P2">5. Am adaugat comentarii ajutatoare pentru a-mi aminti ce am facut in momentul unei revizuiri.</text:p>
      <text:p text:style-name="P2"/>
      <text:p text:style-name="P2">Ziua 4 (8 ore)-26.07:</text:p>
      <text:p text:style-name="P2">1. Am reusit sa adaug partea de ascultare a modemului si in interfata, impreuna cu verificarea daca utilizatorul exista in fisier.</text:p>
      <text:p text:style-name="P2">2. M-am ocupat de alte aspecte in ceea ce priveste interfata grafica (estetica, erori).</text:p>
      <text:p text:style-name="P2"/>
      <text:p text:style-name="P2"><text:soft-page-break/>Ziua 5 (8 ore)-29.07:</text:p>
      <text:p text:style-name="P2">1. Documentatie asupra standardului “Wake-on-Lan” si ce anume este necesar pentru a putea implementa in programul meu.</text:p>
      <text:p text:style-name="P2">2. Implementare functie SendWakeOnLan si testare in consola, impreuna cu configurarea unui alt calculator pentru a avea WoL enabled.</text:p>
      <text:p text:style-name="P2">3. Am incercat sa creez metode necesare pentru ascultare mesaje, insa fara succes, deoarece intrau in conflict cu apelurile si modemul nu raspundea mereu la comenzi.</text:p>
      <text:p text:style-name="P2">4. Am incercat sa imbunatatesc preluarea datelor primite atunci cand se verifica daca sunt mesaje necitite, insa fara prea mult succes.</text:p>
      <text:p text:style-name="P2"/>
      <text:p text:style-name="P2">Ziua 6(8 ore)-30.07:</text:p>
      <text:p text:style-name="P2">1. Incercare de debugging, gasire a problemelor existente si rezolvarea lor.</text:p>
      <text:p text:style-name="P2">2. Modificari majore asupra codului care intr-un final tot nu functionau.</text:p>
      <text:p text:style-name="P2">3. Am realizat ca raspunsul la comenzile date depinde si de operatorul de retea. Am incercat sa remediez acest lucru prin cod (trimiterea repetata a aceleiasi comenzi).</text:p>
      <text:p text:style-name="P2"/>
      <text:p text:style-name="P2">Ziua 7(8 ore)-31.07:</text:p>
      <text:p text:style-name="P2">1. Am reluat documentatia modemului si am incercat sa gasesc o alta modalitate de a gestiona mesajele.</text:p>
      <text:p text:style-name="P2">2. In loc de a verifica ciclic modemul daca au venit mesaje, am ales sa folosesc o comanda care trimite o notificare de fiecare data cand e trimis un mesaj nou (doar in timpul rularii programului, deoarece mesajele necitite ar putea realiza o comanda trimisa cu cateva zile in urma daca ar fi considerate mesajele necitite).</text:p>
      <text:p text:style-name="P2">3. Am implementat o metoda care sa preia datele notificarii si dupa sa caute mesajul si sa il afiseze, impreuna cu numarul de telefon si alte date despre mesaj.</text:p>
      <text:p text:style-name="P2">4. Am implementat metode de extragere a numarului de telefon si al mesajului.</text:p>
      <text:p text:style-name="P4">5. Am adaugat si o alta clasa TestBench pentru a verifica daca continutul mesajului (de tip TB1, TB2, etc) este in fisier si, dupa verificarea existentei numarului de telefon printre utilizatori, pornirea calculatorului cu adresa MAC corespunzatoare TB-ului.</text:p>
      <text:p text:style-name="P2"><text:span text:style-name="T2">6</text:span>. Verificarea functionalitatii programului in diferite conditii si modificari, daca a fost cazul.</text:p>
      <text:p text:style-name="P2"><text:span text:style-name="T2">7</text:span>. Restructurarea codului pentru a fi mai fluent si pentru o logica mai buna.</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4T06:41:01.372000000</meta:creation-date>
    <dc:date>2024-07-31T06:28:06.247000000</dc:date>
    <meta:editing-duration>PT1H5M19S</meta:editing-duration>
    <meta:editing-cycles>3</meta:editing-cycles>
    <meta:generator>LibreOffice/7.6.7.2$Windows_X86_64 LibreOffice_project/dd47e4b30cb7dab30588d6c79c651f218165e3c5</meta:generator>
    <meta:document-statistic meta:table-count="0" meta:image-count="0" meta:object-count="0" meta:page-count="2" meta:paragraph-count="39" meta:word-count="807" meta:character-count="5146" meta:non-whitespace-character-count="4377"/>
  </office:meta>
</office:document-meta>
</file>